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9a63" officeooo:paragraph-rsid="000b9a63"/>
    </style:style>
    <style:style style:name="P2" style:family="paragraph" style:parent-style-name="Standard">
      <style:paragraph-properties fo:text-align="center" style:justify-single-word="false"/>
      <style:text-properties fo:font-weight="bold" officeooo:rsid="000b9a63" officeooo:paragraph-rsid="000b9a63" style:font-weight-asian="bold" style:font-weight-complex="bold"/>
    </style:style>
    <style:style style:name="P3" style:family="paragraph" style:parent-style-name="Standard">
      <style:paragraph-properties fo:text-align="center" style:justify-single-word="false"/>
      <style:text-properties fo:font-style="italic" fo:font-weight="bold" officeooo:rsid="000b9a63" officeooo:paragraph-rsid="000b9a63" style:font-style-asian="italic" style:font-weight-asian="bold" style:font-style-complex="italic" style:font-weight-complex="bold"/>
    </style:style>
    <style:style style:name="P4" style:family="paragraph" style:parent-style-name="Standard">
      <style:paragraph-properties fo:margin-top="0.101cm" fo:margin-bottom="0.101cm" loext:contextual-spacing="false"/>
      <style:text-properties officeooo:rsid="000b9a63" officeooo:paragraph-rsid="000b9a63"/>
    </style:style>
    <style:style style:name="P5" style:family="paragraph" style:parent-style-name="Standard">
      <style:paragraph-properties fo:margin-top="0.101cm" fo:margin-bottom="0.101cm" loext:contextual-spacing="false"/>
      <style:text-properties officeooo:rsid="000c95e2" officeooo:paragraph-rsid="000c95e2"/>
    </style:style>
    <style:style style:name="P6" style:family="paragraph" style:parent-style-name="Standard">
      <style:paragraph-properties fo:margin-top="0.101cm" fo:margin-bottom="0.101cm" loext:contextual-spacing="false"/>
      <style:text-properties officeooo:rsid="000c95e2" officeooo:paragraph-rsid="0013d455"/>
    </style:style>
    <style:style style:name="P7" style:family="paragraph" style:parent-style-name="Standard">
      <style:paragraph-properties fo:margin-top="0.101cm" fo:margin-bottom="0.101cm" loext:contextual-spacing="false"/>
      <style:text-properties officeooo:rsid="00175dbc" officeooo:paragraph-rsid="00175dbc"/>
    </style:style>
    <style:style style:name="P8" style:family="paragraph" style:parent-style-name="Standard">
      <style:paragraph-properties fo:margin-top="0.101cm" fo:margin-bottom="0.101cm" loext:contextual-spacing="false"/>
      <style:text-properties officeooo:rsid="0018efd8" officeooo:paragraph-rsid="0018efd8"/>
    </style:style>
    <style:style style:name="P9" style:family="paragraph" style:parent-style-name="Standard">
      <style:paragraph-properties fo:margin-top="0.101cm" fo:margin-bottom="0.101cm" loext:contextual-spacing="false"/>
      <style:text-properties officeooo:rsid="001a114e" officeooo:paragraph-rsid="001a114e"/>
    </style:style>
    <style:style style:name="P10" style:family="paragraph" style:parent-style-name="Standard">
      <style:paragraph-properties fo:margin-top="0cm" fo:margin-bottom="0cm" loext:contextual-spacing="false"/>
      <style:text-properties fo:font-style="italic" officeooo:rsid="000b9a63" officeooo:paragraph-rsid="000b9a63" style:font-style-asian="italic" style:font-style-complex="italic"/>
    </style:style>
    <style:style style:name="P11" style:family="paragraph" style:parent-style-name="Standard">
      <style:paragraph-properties fo:margin-top="0cm" fo:margin-bottom="0cm" loext:contextual-spacing="false"/>
      <style:text-properties officeooo:rsid="000b9a63" officeooo:paragraph-rsid="000b9a63"/>
    </style:style>
    <style:style style:name="P12" style:family="paragraph" style:parent-style-name="Standard">
      <style:paragraph-properties fo:margin-top="0.101cm" fo:margin-bottom="0.101cm" loext:contextual-spacing="false"/>
      <style:text-properties officeooo:rsid="00287096" officeooo:paragraph-rsid="00350f56"/>
    </style:style>
    <style:style style:name="P13" style:family="paragraph" style:parent-style-name="Standard">
      <style:paragraph-properties fo:margin-top="0.101cm" fo:margin-bottom="0.101cm" loext:contextual-spacing="false"/>
      <style:text-properties officeooo:rsid="0017e055" officeooo:paragraph-rsid="00355867"/>
    </style:style>
    <style:style style:name="P14" style:family="paragraph" style:parent-style-name="Standard">
      <style:paragraph-properties fo:margin-top="0.101cm" fo:margin-bottom="0.101cm" loext:contextual-spacing="false"/>
      <style:text-properties officeooo:rsid="000b9a63" officeooo:paragraph-rsid="003185df"/>
    </style:style>
    <style:style style:name="P15" style:family="paragraph" style:parent-style-name="Standard">
      <style:paragraph-properties fo:margin-top="0.101cm" fo:margin-bottom="0.101cm" loext:contextual-spacing="false"/>
      <style:text-properties officeooo:rsid="000b9a63" officeooo:paragraph-rsid="00339a26"/>
    </style:style>
    <style:style style:name="P16" style:family="paragraph" style:parent-style-name="Standard">
      <style:paragraph-properties fo:margin-top="0.101cm" fo:margin-bottom="0.101cm" loext:contextual-spacing="false"/>
      <style:text-properties officeooo:rsid="000b9a63" officeooo:paragraph-rsid="003493ff"/>
    </style:style>
    <style:style style:name="P17" style:family="paragraph" style:parent-style-name="Standard">
      <style:paragraph-properties fo:margin-top="0.101cm" fo:margin-bottom="0.101cm" loext:contextual-spacing="false"/>
      <style:text-properties officeooo:rsid="000c95e2" officeooo:paragraph-rsid="003185df"/>
    </style:style>
    <style:style style:name="P18" style:family="paragraph" style:parent-style-name="Standard">
      <style:paragraph-properties fo:margin-top="0.101cm" fo:margin-bottom="0.101cm" loext:contextual-spacing="false"/>
      <style:text-properties officeooo:rsid="00175dbc" officeooo:paragraph-rsid="003185df"/>
    </style:style>
    <style:style style:name="P19" style:family="paragraph" style:parent-style-name="Standard">
      <style:paragraph-properties fo:margin-top="0.101cm" fo:margin-bottom="0.101cm" loext:contextual-spacing="false"/>
      <style:text-properties officeooo:rsid="001a114e" officeooo:paragraph-rsid="003185df"/>
    </style:style>
    <style:style style:name="P20" style:family="paragraph" style:parent-style-name="Standard">
      <style:paragraph-properties fo:margin-top="0.101cm" fo:margin-bottom="0.101cm" loext:contextual-spacing="false"/>
      <style:text-properties officeooo:rsid="001606c5" officeooo:paragraph-rsid="00355867"/>
    </style:style>
    <style:style style:name="T1" style:family="text">
      <style:text-properties officeooo:rsid="000c1c3e"/>
    </style:style>
    <style:style style:name="T2" style:family="text">
      <style:text-properties officeooo:rsid="000c95e2"/>
    </style:style>
    <style:style style:name="T3" style:family="text">
      <style:text-properties officeooo:rsid="000dbeb7"/>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dbeb7" style:font-style-asian="italic" style:font-weight-asian="bold" style:font-style-complex="italic" style:font-weight-complex="bold"/>
    </style:style>
    <style:style style:name="T6" style:family="text">
      <style:text-properties fo:font-style="italic" fo:font-weight="bold" officeooo:rsid="001b087a" style:font-style-asian="italic" style:font-weight-asian="bold" style:font-style-complex="italic" style:font-weight-complex="bold"/>
    </style:style>
    <style:style style:name="T7" style:family="text">
      <style:text-properties officeooo:rsid="000dd0bf"/>
    </style:style>
    <style:style style:name="T8" style:family="text">
      <style:text-properties officeooo:rsid="000f0ac8"/>
    </style:style>
    <style:style style:name="T9" style:family="text">
      <style:text-properties officeooo:rsid="0012855c"/>
    </style:style>
    <style:style style:name="T10" style:family="text">
      <style:text-properties officeooo:rsid="0013d455"/>
    </style:style>
    <style:style style:name="T11" style:family="text">
      <style:text-properties officeooo:rsid="0014724e"/>
    </style:style>
    <style:style style:name="T12" style:family="text">
      <style:text-properties officeooo:rsid="001606c5"/>
    </style:style>
    <style:style style:name="T13" style:family="text">
      <style:text-properties officeooo:rsid="00175dbc"/>
    </style:style>
    <style:style style:name="T14" style:family="text">
      <style:text-properties officeooo:rsid="0017e055"/>
    </style:style>
    <style:style style:name="T15" style:family="text">
      <style:text-properties officeooo:rsid="0018efd8"/>
    </style:style>
    <style:style style:name="T16" style:family="text">
      <style:text-properties officeooo:rsid="001b087a"/>
    </style:style>
    <style:style style:name="T17" style:family="text">
      <style:text-properties officeooo:rsid="001f7eeb"/>
    </style:style>
    <style:style style:name="T18" style:family="text">
      <style:text-properties officeooo:rsid="00223973"/>
    </style:style>
    <style:style style:name="T19" style:family="text">
      <style:text-properties officeooo:rsid="0022a0d6"/>
    </style:style>
    <style:style style:name="T20" style:family="text">
      <style:text-properties officeooo:rsid="002358d3"/>
    </style:style>
    <style:style style:name="T21" style:family="text">
      <style:text-properties officeooo:rsid="0023cbfe"/>
    </style:style>
    <style:style style:name="T22" style:family="text">
      <style:text-properties officeooo:rsid="002c7e5c"/>
    </style:style>
    <style:style style:name="T23" style:family="text">
      <style:text-properties officeooo:rsid="00302960"/>
    </style:style>
    <style:style style:name="T24" style:family="text">
      <style:text-properties officeooo:rsid="000b9a63"/>
    </style:style>
    <style:style style:name="T25" style:family="text">
      <style:text-properties officeooo:rsid="00331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Tavola"/>
      </text:sequence-decls>
      <text:p text:style-name="P2">L'ultimo barattolo [primavera 2017]</text:p>
      <text:p text:style-name="P3">- storia per kamishibai -</text:p>
      <text:p text:style-name="P1"/>
      <text:p text:style-name="P10">→ storia abbozzata, capire come renderla in maniera leggibile</text:p>
      <text:p text:style-name="P10">→<text:span text:style-name="T1"> le tavole iniziali devono essere scure, senza verde, con colori sbiaditi, almeno fino al bosco</text:span></text:p>
      <text:p text:style-name="P11"/>
      <text:p text:style-name="P14"><text:sequence text:ref-name="refTavola14" text:name="Tavola" text:formula="ooow:Tavola+1" style:num-format="1">1</text:sequence>- In casa di Luigi sta per finire l'ultimo barattolo di miele: dove poterne trovare altr<text:span text:style-name="T25">i</text:span> <text:span text:style-name="T20">per non rinunciare al gusto prelibato del miele</text:span>? La famiglia inizia a girare per mercati, supermercati, a chiedere ai vicini di casa, ma tutti ne sono sprovvisti e non sanno dove poterli <text:span text:style-name="T21">trovare</text:span>. Perchè non provare alla grande “fabbrica” che una volta li produceva? C'è scritto l'indirizzo sul barattolo!</text:p>
      <text:p text:style-name="P14"><text:sequence text:ref-name="refTavola0" text:name="Tavola" text:formula="ooow:Tavola+1" style:num-format="1">2</text:sequence>- La famiglia di Luigi parte dunque <text:span text:style-name="T8">e in aereo raggiunge la “fabbrica”. Ma questa</text:span> non ha più barattoli di miele.</text:p>
      <text:p text:style-name="P4">“Le api ne producevano troppo poco” - dice l'affumicato custode/o proprietario?</text:p>
      <text:p text:style-name="P4">“Ma a noi ne basta solo un po'...” - risponde la famiglia.</text:p>
      <text:p text:style-name="P15"><text:sequence text:ref-name="refTavola8" text:name="Tavola" text:formula="ooow:Tavola+1" style:num-format="1">3</text:sequence>- Niente da fare, l'azienda ha cambiato settore e adesso produce ricambi d'auto. Dove poter cercare ancora? Il signore riferisce che hanno dato via alcune arnie, che contenevano le api, ad una famiglia, lontano lontano. E le altre arnie? Le hanno bruciate.</text:p>
      <text:p text:style-name="P4">“Erano malate”.</text:p>
      <text:p text:style-name="P4">Bruciate vive.</text:p>
      <text:p text:style-name="P14"><text:sequence text:ref-name="refTavola1" text:name="Tavola" text:formula="ooow:Tavola+1" style:num-format="1">4</text:sequence>- <text:span text:style-name="T1">La famiglia di Luigi prende nota dell'indirizzo della famiglia che ha preso le ultime arnie, e si mette in viaggio con la loro auto. La famiglia si ritrova così in un posto nero e tutto fumoso (come il loro del resto). Ma non trovano nè api nè miele. Le api non sembravano contente di stare lì, e dire che le trattavano bene.</text:span></text:p>
      <text:p text:style-name="P16"><text:sequence text:ref-name="refTavola9" text:name="Tavola" text:formula="ooow:Tavola+1" style:num-format="1">5</text:sequence>- “<text:span text:style-name="T2">Davamo loro lo zucchero tutto l'anno per non farle morire di fame, selezionavamo le loro regine prendendo solo le più forti, le difendevamo dalle vespe e dagli altri nemici, come la varroa, e abbiamo sempre evitato che sciamassero a loro piacimento, per mantenerle forti e numerose. Uccidevamo le api maschio, i “fuchi”, prima ancora che nascessero perché avrebbero destabilizzato la colonia di api e sprecato il loro cibo. Le facevamo dormire in casette tutte belle ordinate e spaziose, le ispezionavamo tutte le settimane, in cambio chiedevamo solo il loro miele...”</text:span></text:p>
      <text:p text:style-name="P5">Ma allora perché se ne sono andate? Forse non erano contente di tutte quelle attenzioni? E dove sono andate? Sono morte??</text:p>
      <text:p text:style-name="P17"><text:span text:style-name="T24"><text:sequence text:ref-name="refTavola2" text:name="Tavola" text:formula="ooow:Tavola+1" style:num-format="1">6</text:sequence></text:span>- “<text:span text:style-name="T3">Ah un gruppo di persone, strane, mi hanno </text:span><text:span text:style-name="T5">rubato</text:span><text:span text:style-name="T3"> quelle poche api che sciamando scappavano. Vivono nell'ultimo bosco rimasto. Dei folli! Pensavano di lasciare le api al loro stato selvatico! Non ne avranno più neanche loro ormai...”</text:span></text:p>
      <text:p text:style-name="P5">“<text:span text:style-name="T7">Verso quale direzione dobbiamo andare?”</text:span></text:p>
      <text:p text:style-name="P5">“<text:span text:style-name="T9">Ah ma non vi faranno mai entrare in auto nel “loro” bosco, sono dei fanatici. O a piedi o in bici, se siete fortunati!</text:span></text:p>
      <text:p text:style-name="P12"><text:span text:style-name="T24"><text:sequence text:ref-name="refTavola10" text:name="Tavola" text:formula="ooow:Tavola+1" style:num-format="1">7</text:sequence></text:span><text:span text:style-name="T24">- </text:span>Ma un po' di fortuna non manca mai, e così trovano delle bici, e attraversando città e case di cemento e strade di asfalto e spazi desertici e palazzoni di cemento e ancora strade di asfalto a non finire e in ogni dove al posto della terra, arrivano infine in un posto senza strade, solo un sentiero. E' l'ultimo bosco rimasto, che però sta evidentemente per morire: tutte le foglie degli alberi sono gialle, e non si vedono fiori nei prati circostanti, e l'erba è avvizzita.</text:p>
      <text:p text:style-name="P17"><text:span text:style-name="T24"><text:sequence text:ref-name="refTavola3" text:name="Tavola" text:formula="ooow:Tavola+1" style:num-format="1">8</text:sequence></text:span>- <text:span text:style-name="T9">In fondo al sentiero si intravede un gruppo di case un tempo belle colorate ma ora smorte, e trovano ad accoglierli alcuni dei suoi abitanti.</text:span></text:p>
      <text:p text:style-name="P6">“<text:span text:style-name="T10">Se siete venuti per il miele “ dicono gli abitanti delle case colorate, dopo aver cordialmente salutato - “Non ne abbiamo più, non ci sono più api”</text:span></text:p>
      <text:p text:style-name="P6">“<text:span text:style-name="T11">Ma che fine hanno fatto le api?” - domanda Luigi</text:span></text:p>
      <text:p text:style-name="P6"><text:soft-page-break/>“<text:span text:style-name="T11">La maggior parte di loro sono morte. Per l'inquinamento, per i pesticidi e gli insetticidi usati nei campi, perché erano troppo deboli a furia di mangiare sempre e solo zucchero visto che tutto il miele veniva loro rubato”</text:span></text:p>
      <text:p text:style-name="P6">“<text:span text:style-name="T11">e le altre?”</text:span></text:p>
      <text:p text:style-name="P17"><text:span text:style-name="T24"><text:sequence text:ref-name="refTavola4" text:name="Tavola" text:formula="ooow:Tavola+1" style:num-format="1">9</text:sequence></text:span>- “<text:span text:style-name="T12">Le api sopravvissute sono andate sulla Luna”</text:span></text:p>
      <text:p text:style-name="P6">“<text:span text:style-name="T12">Sulla Luna? E come ci si arriva sulla Luna?”</text:span></text:p>
      <text:p text:style-name="P6">“<text:span text:style-name="T12">Non si può. Sono loro che devono tornare indietro. Altrimenti anche quest'ultimo bosco e i prati intorno moriranno.”</text:span></text:p>
      <text:p text:style-name="P6">“<text:span text:style-name="T12">E cosa ce ne facciamo del bosco? E cosa c'entrano le api?” - chiede ancora con insistenza il piccolo Luigi.</text:span></text:p>
      <text:p text:style-name="P20"><text:span text:style-name="T24"><text:sequence text:ref-name="refTavola11" text:name="Tavola" text:formula="ooow:Tavola+1" style:num-format="1">10</text:sequence></text:span><text:span text:style-name="T24">- </text:span>Ma quest'ultima domanda lascia tutti attoniti. Nessuno sa rispondere. A cosa gli serve il bosco? Tutti sanno a cosa servono le strade, le auto, il cemento per le case, <text:span text:style-name="T13">le fabbriche</text:span>...Ma il <text:span text:style-name="T4">bosco</text:span>? <text:span text:style-name="T13">Se lo sono dimenticati anche loro, e dire che hanno scelto di venire a vivere proprio qui, nell'ultimo bosco rimasto.</text:span></text:p>
      <text:p text:style-name="P18"><text:span text:style-name="T24"><text:sequence text:ref-name="refTavola5" text:name="Tavola" text:formula="ooow:Tavola+1" style:num-format="1">11</text:sequence></text:span>- “L'unica persona che può avere una risposta a questa domanda è la vecchia del mulino.” - <text:span text:style-name="T17">fa uno tra i più anziani degli abitanti del bosco.</text:span></text:p>
      <text:p text:style-name="P7">“Dov'è il mulino?” - chiede ancora Luigi</text:p>
      <text:p text:style-name="P7">“Il mulino non c'è più. Adesso la vecchia vive sottoterra, in un enorme e profondo buco con delle scale a spirale che scendono <text:span text:style-name="T18">giù</text:span> fin quasi al centro della <text:span text:style-name="T19">Te</text:span>rra. Nessuno si è mai chiesto prima d'ora a cosa serv<text:span text:style-name="T14">a</text:span>no le api o il bosco, nessuno è mai andato fin laggiù!”</text:p>
      <text:p text:style-name="P13"><text:span text:style-name="T24"><text:sequence text:ref-name="refTavola12" text:name="Tavola" text:formula="ooow:Tavola+1" style:num-format="1">12</text:sequence></text:span><text:span text:style-name="T24">- </text:span>La famiglia di Luigi si perde d'animo. Ma ormai sono arrivati fin quaggiù, tanto vale andare fino in fondo. Qualcuno degli abitanti del bosco si offre ad accompagnarli, anzi, alla fine si riscoprono tutti curiosi di andare insieme al centro delle Terra! Il viaggio non è poi così lungo come temevano, e la vecchia non così vecchia, e il buio non così troppo scuro e profondo, rischiarato quanto basta da una semplice candela di cera.</text:p>
      <text:p text:style-name="P7">“<text:span text:style-name="T15">Vecchia” - inizia un abitante del bosco - “Non ci sono più api lassù e i boschi e le piante stanno morendo. Che cosa significa? Cosa possiamo fare?”</text:span></text:p>
      <text:p text:style-name="P7">“<text:span text:style-name="T16">Senza api niente fiori, senza fiori niente frutti niente nuove piante niente cibo fresco niente </text:span><text:span text:style-name="T6">vita,</text:span><text:span text:style-name="T16"> è a questo che servono il bosco e le api. Ma è un miracolo che siate ancora vivi! Ma ditemi, dove sono finite le api?” - chiede la vecchia</text:span></text:p>
      <text:p text:style-name="P7">“<text:span text:style-name="T15">Sulla Luna!”</text:span></text:p>
      <text:p text:style-name="P7">“<text:span text:style-name="T15">Allora non potete farci più niente. A meno che...”</text:span></text:p>
      <text:p text:style-name="P18"><text:span text:style-name="T24"><text:sequence text:ref-name="refTavola6" text:name="Tavola" text:formula="ooow:Tavola+1" style:num-format="1">13</text:sequence></text:span>- “<text:span text:style-name="T15">A meno che non abbiate ancora un po' di miele, allora potreste attirarle di nuovo giù sulla Terra e far rifiorire i campi e rinverdire i boschi”</text:span></text:p>
      <text:p text:style-name="P7">“<text:span text:style-name="T15">Ma abbiamo finito tutto il miele, vecchia...” - risponde mestamente un altro abitante del bosco</text:span></text:p>
      <text:p text:style-name="P8">Se ne ritornano così tutti tristi in superficie. Ormai non c'è più niente da fare.</text:p>
      <text:p text:style-name="P9">Ma non si perdono d'animo, iniziano a domandarsi l'un l'altro se a qualcuno è rimasto ancora del miele, ma niente, prendono a guardare dentro le vecchie arnie, se è rimasto qualcosa, niente, nelle credenze e nelle cantine, ancora niente. Dove guardare ancora?</text:p>
      <text:p text:style-name="P9">“Ma certo!” - esclama ad un tratto Luigi - “L'ultimo barattolo! E' rimasto a casa!”</text:p>
      <text:p text:style-name="P19"><text:span text:style-name="T24"><text:sequence text:ref-name="refTavola7" text:name="Tavola" text:formula="ooow:Tavola+1" style:num-format="1">14</text:sequence></text:span>- Gli abitanti danno a Luigi allora alcune delle loro arnie. Luigi e la sua famiglia ritornano così a casa loro, posizionano le arnie sul balcone, prendono l'ultimo barattolo rimasto e lo svuotano cospargendo in bella vista le arnie di miele, dentro e fuori.</text:p>
      <text:p text:style-name="P9">Ecco. La Luna è bella piena nel cielo que<text:span text:style-name="T22">st</text:span>a notte.</text:p>
      <text:p text:style-name="P9">Ora bisogna solo aspett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799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7-11-13T12:54:35.634000000</meta:creation-date>
    <dc:date>2017-11-14T16:31:28.377000000</dc:date>
    <dc:creator>Armando Gaeta</dc:creator>
    <meta:editing-duration>PT3H26M16S</meta:editing-duration>
    <meta:editing-cycles>42</meta:editing-cycles>
    <meta:generator>LibreOffice/5.0.0.5$Windows_x86 LibreOffice_project/1b1a90865e348b492231e1c451437d7a15bb262b</meta:generator>
    <meta:document-statistic meta:table-count="0" meta:image-count="0" meta:object-count="0" meta:page-count="2" meta:paragraph-count="44" meta:word-count="1149" meta:character-count="6601" meta:non-whitespace-character-count="5496"/>
  </office:meta>
</office:document-meta>
</file>